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90000030C45710DA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ircuit diagram cheat shee</text:span></text:p>
      <text:p text:style-name="P1"><text:span text:style-name="T1">t</text:span><draw:frame draw:style-name="fr1" draw:name="graphics1" text:anchor-type="as-char" svg:width="6.3752in" style:rel-width="85%" svg:height="9.8in" style:rel-height="98%" draw:z-index="0"><draw:image xlink:href="Pictures/10000000000001E90000030C45710DA7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ule</meta:initial-creator>
    <meta:creation-date>2013-05-18T08:08:35</meta:creation-date>
    <dc:date>2013-05-18T08:10:47</dc:date>
    <dc:creator>Michael Rule</dc:creator>
    <meta:editing-duration>P0D</meta:editing-duration>
    <meta:editing-cycles>1</meta:editing-cycles>
    <meta:document-statistic meta:table-count="0" meta:image-count="1" meta:object-count="0" meta:page-count="1" meta:paragraph-count="2" meta:word-count="5" meta:character-count="28" meta:non-whitespace-character-count="24"/>
    <meta:generator>LibreOffice/3.5$Linux_X86_64 LibreOffice_project/350m1$Build-2</meta:generator>
  </office:meta>
</office:document-meta>
</file>